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SDocumentScannerImpl.scanStartElement(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XMLNSDocumentScannerImpl.scanEndElemen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NSDocumentScannerImpl.reset( XML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SDocumentScannerImpl.createContentDisp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SDocumentScannerImpl.scanAttribute( XMLAttributesImpl attribute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XMLNSDocumentScannerImpl.scanStartElementAfterName(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21">
            <text:p text:style-name="Table_20_Contents">121</text:p>
          </table:table-cell>
        </table:table-row>
        <table:table-row>
          <table:table-cell office:value-type="string">
            <text:p text:style-name="Table_20_Contents">XMLNSDocumentScannerImpl.setDTDValidator( XMLDTDValidatorFilter dtd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SDocumentScannerImpl.scanStar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SContentDispatcher.scanRootElementHook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SContentDispatcher.reconfigurePipe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